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40*[.B17]" office:value-type="float" office:value="600" calcext:value-type="float">
            <text:p>60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völkerung bergren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4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völkerung begrenzen 2 und Grundsteu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5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RECHNUNG BEANTRAGT:</text:p>
          </table:table-cell>
          <table:table-cell/>
          <table:table-cell office:value-type="string" calcext:value-type="string">
            <text:p>21.05.20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21:59:14.10858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5-21T21:59:21.673580663</dc:date>
    <meta:editing-duration>PT5H41M27S</meta:editing-duration>
    <meta:editing-cycles>26</meta:editing-cycles>
    <meta:generator>LibreOffice/6.2.3.2$Linux_X86_64 LibreOffice_project/20$Build-2</meta:generator>
    <meta:document-statistic meta:table-count="1" meta:cell-count="58" meta:object-count="0"/>
  </office:meta>
</office:document-meta>
</file>